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itle">
      <style:text-properties officeooo:rsid="00105359" officeooo:paragraph-rsid="00105359"/>
    </style:style>
    <style:style style:name="P2" style:family="paragraph" style:parent-style-name="Text_20_body">
      <style:text-properties officeooo:rsid="00113255" officeooo:paragraph-rsid="00113255"/>
    </style:style>
    <style:style style:name="P3" style:family="paragraph" style:parent-style-name="Text_20_body">
      <style:paragraph-properties fo:margin-left="0in" fo:margin-right="0in" fo:text-align="end" style:justify-single-word="false" fo:text-indent="0in" style:auto-text-indent="false" style:writing-mode="rl-tb"/>
      <style:text-properties officeooo:rsid="00113255" officeooo:paragraph-rsid="00113255"/>
    </style:style>
    <style:style style:name="P4" style:family="paragraph" style:parent-style-name="Text_20_body">
      <style:paragraph-properties fo:margin-left="0in" fo:margin-right="0in" fo:text-align="end" style:justify-single-word="false" fo:text-indent="0in" style:auto-text-indent="false" style:writing-mode="rl-tb"/>
      <style:text-properties officeooo:rsid="00113255" officeooo:paragraph-rsid="0012310b"/>
    </style:style>
    <style:style style:name="P5" style:family="paragraph" style:parent-style-name="Text_20_body">
      <style:paragraph-properties fo:margin-left="0in" fo:margin-right="0in" fo:text-align="start" style:justify-single-word="false" fo:text-indent="0in" style:auto-text-indent="false" style:writing-mode="rl-tb"/>
      <style:text-properties officeooo:rsid="00113255" officeooo:paragraph-rsid="00113255"/>
    </style:style>
    <style:style style:name="P6" style:family="paragraph" style:parent-style-name="Text_20_body">
      <style:paragraph-properties fo:margin-left="0in" fo:margin-right="0in" fo:text-align="end" style:justify-single-word="false" fo:text-indent="0in" style:auto-text-indent="false" style:writing-mode="rl-tb"/>
      <style:text-properties officeooo:rsid="0012310b" officeooo:paragraph-rsid="0012310b"/>
    </style:style>
    <style:style style:name="P7" style:family="paragraph" style:parent-style-name="Subtitle">
      <style:text-properties officeooo:rsid="00105359" officeooo:paragraph-rsid="00105359"/>
    </style:style>
    <style:style style:name="P8" style:family="paragraph" style:parent-style-name="Heading_20_1">
      <style:paragraph-properties fo:text-align="end" style:justify-single-word="false"/>
    </style:style>
    <style:style style:name="P9" style:family="paragraph" style:parent-style-name="Heading_20_1">
      <style:paragraph-properties fo:text-align="end" style:justify-single-word="false"/>
      <style:text-properties officeooo:rsid="00113255" officeooo:paragraph-rsid="00113255"/>
    </style:style>
    <style:style style:name="P10" style:family="paragraph" style:parent-style-name="Heading_20_1">
      <style:paragraph-properties fo:text-align="end" style:justify-single-word="false"/>
      <style:text-properties officeooo:rsid="0012310b" officeooo:paragraph-rsid="0012310b"/>
    </style:style>
    <style:style style:name="T1" style:family="text">
      <style:text-properties officeooo:rsid="001231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פרויקט בפרולוג ומבוא לבינה מלכותית</text:p>
      <text:p text:style-name="P7">יובל גיטליץ ודניאל אורבך</text:p>
      <text:h text:style-name="P9" text:outline-level="1">התקנה</text:h>
      <text:p text:style-name="P3">התוכנית נבדקה על מערכת אובונטו 16.04. כדי להריץ את התוכנית צריך להתקין את החבילה swi-prolog ואת החבילה python באמצעות:</text:p>
      <text:p text:style-name="P5">apt-get install <text:s/>swi-prolog python</text:p>
      <text:h text:style-name="P8" text:outline-level="1">הרצה</text:h>
      <text:p text:style-name="P3">ניתן להריץ את התוכנית באמצעות:</text:p>
      <text:p text:style-name="P2">python connect4.py</text:p>
      <text:p text:style-name="P3">ניתן לשנות את רמת הקושי באמצעות:</text:p>
      <text:p text:style-name="P5">python connect4.py –depth N</text:p>
      <text:p text:style-name="P3">כאשר N הוא רמת הקושי (מספר גדול יותר יגרום ל-AI להיות טוב יותר).</text:p>
      <text:h text:style-name="P10" text:outline-level="1">היוריסטיקה</text:h>
      <text:p text:style-name="P4">התוכנית <text:span text:style-name="T1">משתמשת באלגוריתם alpha beta ובפונקצית היוריסטיקה על מנת לבחור מהלך ל-AI. </text:span></text:p>
      <text:p text:style-name="P6">הפונקציה עובדת באופן הבא:</text:p>
      <text:p text:style-name="P6">1. אם המהלך הוא ניצחון של x, פונקצית ההיוריסטיקה תחזיר 99 ועוד כמה רמות עוד נשארו בעץ החיפוש עד שמסתמכים על היוריסטיקה בלבד. עבור ניצחון של o, הפונקציה תחזיר את אותו ערך כפול מינוס אחד</text:p>
      <text:p text:style-name="P6">2. אחרת, הפונקציה מחשבת את הרצף הארוך ביותר שיש לשחקן x פחות הרצף הארוך ביותר שיש לשחקן o.</text:p>
      <text:p text:style-name="P6">בדרך זו ה-AI במידה ויש ניצחון או הפסד, ה-AI יבחר באפשרות המתאימה לו ביותר. אחרת, ה-AI יעדיף לחסום אם ליריב יש רצף ארוך משלו ולהגדיל את הרצף במידה ול-AI יש רצף ארוך יות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10:45.583216179</meta:creation-date>
    <dc:date>2018-11-16T21:47:47.195913520</dc:date>
    <meta:editing-duration>PT6M10S</meta:editing-duration>
    <meta:editing-cycles>1</meta:editing-cycles>
    <meta:document-statistic meta:table-count="0" meta:image-count="0" meta:object-count="0" meta:page-count="1" meta:paragraph-count="17" meta:word-count="167" meta:character-count="949" meta:non-whitespace-character-count="797"/>
    <meta:generator>LibreOffice/6.1.3.2$Linux_X86_64 LibreOffice_project/031f4f200df8f56cabb825cb688940875bfa3edf</meta:generator>
  </office:meta>
</office:document-meta>
</file>